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2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5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1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6pt" style:font-size-asian="6pt" style:font-size-complex="6pt"/>
    </style:style>
    <style:style style:name="T6" style:family="text">
      <style:text-properties fo:color="#111111" loext:opacity="100%" style:font-name="Hack Nerd Font Mono" fo:font-size="10pt" style:font-size-asian="14pt" style:font-size-complex="14pt"/>
    </style:style>
    <style:style style:name="T7" style:family="text">
      <style:text-properties fo:color="#111111" loext:opacity="100%" style:font-name="Hack Nerd Font Mono" fo:font-size="8pt" style:font-size-asian="8pt" style:font-size-complex="8pt"/>
    </style:style>
    <style:style style:name="T8" style:family="text">
      <style:text-properties fo:color="#111111" loext:opacity="100%" style:font-name="Hack Nerd Font Mono" fo:font-size="8pt" style:font-size-asian="14pt" style:font-size-complex="14pt"/>
    </style:style>
    <style:style style:name="T9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.225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7.275cm" svg:y="5.475cm">
          <text:p text:style-name="P7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9.7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2.6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cm" svg:y="13.35cm">
          <text:p text:style-name="P10"><text:span text:style-name="T5">[Space fr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7.275cm" svg:y="13.275cm">
          <text:p text:style-name="P10"><text:span text:style-name="T5">Unicod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7.8cm">
          <text:p text:style-name="P13"><text:span text:style-name="T6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6.2cm" svg:y="17.85cm">
          <text:p text:style-name="P15"><text:span text:style-name="T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8" draw:layer="layout" svg:width="1.2cm" svg:height="1.2cm" svg:x="16.2cm" svg:y="19.125cm">
          <text:p text:style-name="P17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1.2cm" svg:height="1.2cm" svg:x="14.925cm" svg:y="17.025cm">
          <text:p text:style-name="P17"><text:span text:style-name="T8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8" draw:layer="layout" svg:width="1.2cm" svg:height="1.2cm" svg:x="14.925cm" svg:y="18.3cm">
          <text:p text:style-name="P17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8" draw:layer="layout" svg:width="1.2cm" svg:height="1.2cm" svg:x="14.92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8" draw:layer="layout" svg:width="1.2cm" svg:height="1.2cm" svg:x="13.65cm" svg:y="16.725cm">
          <text:p text:style-name="P17"><text:span text:style-name="T8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8" draw:layer="layout" svg:width="1.2cm" svg:height="1.2cm" svg:x="13.65cm" svg:y="18cm">
          <text:p text:style-name="P17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8" draw:layer="layout" svg:width="1.2cm" svg:height="1.2cm" svg:x="13.65cm" svg:y="19.275cm">
          <text:p text:style-name="P17"><text:span text:style-name="T8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375cm" svg:y="17.1cm">
          <text:p text:style-name="P15"><text:span text:style-name="T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8" draw:layer="layout" svg:width="1.2cm" svg:height="1.2cm" svg:x="12.375cm" svg:y="18.375cm">
          <text:p text:style-name="P17"><text:span text:style-name="T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7.5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8.825cm">
          <text:p text:style-name="P5"><text:span text:style-name="T3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15.6cm">
          <text:p text:style-name="P13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5.3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6.625cm">
          <text:p text:style-name="P5"><text:span text:style-name="T3"/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2cm" svg:height="1.2cm" svg:x="4.425cm" svg:y="24.9cm">
          <text:p text:style-name="P19"><text:span text:style-name="T6">Wh</text:span></text:p>
          <text:p text:style-name="P19"><text:span text:style-name="T6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8" draw:layer="layout" svg:width="1.2cm" svg:height="1.2cm" svg:x="4.425cm" svg:y="26.175cm">
          <text:p text:style-name="P17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0" draw:layer="layout" svg:width="1.2cm" svg:height="1.2cm" svg:x="3.15cm" svg:y="24.525cm">
          <text:p text:style-name="P19"><text:span text:style-name="T6">Wh</text:span></text:p>
          <text:p text:style-name="P19"><text:span text:style-name="T6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8" draw:layer="layout" svg:width="1.2cm" svg:height="1.2cm" svg:x="3.15cm" svg:y="25.8cm">
          <text:p text:style-name="P17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8" draw:layer="layout" svg:width="1.2cm" svg:height="1.2cm" svg:x="1.875cm" svg:y="24.825cm">
          <text:p text:style-name="P17"><text:span text:style-name="T10">Wh</text:span></text:p>
          <text:p text:style-name="P17"><text:span text:style-name="T6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8" draw:layer="layout" svg:width="1.2cm" svg:height="1.2cm" svg:x="1.875cm" svg:y="26.1cm">
          <text:p text:style-name="P17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8" draw:layer="layout" svg:width="1.2cm" svg:height="1.2cm" svg:x="0.6cm" svg:y="25.65cm">
          <text:p text:style-name="P17"><text:span text:style-name="T11">Wh</text:span></text:p>
          <text:p text:style-name="P17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8" draw:layer="layout" svg:width="1.2cm" svg:height="1.2cm" svg:x="0.6cm" svg:y="26.925cm">
          <text:p text:style-name="P17"><text:span text:style-name="T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4.925cm" svg:y="26.1cm">
          <text:p text:style-name="P21"><text:span text:style-name="T8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3.65cm" svg:y="25.8cm">
          <text:p text:style-name="P21"><text:span text:style-name="T8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375cm" svg:y="26.175cm">
          <text:p text:style-name="P21"><text:span text:style-name="T8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9.525cm" svg:y="28.875cm">
          <text:p text:style-name="P15"><text:span text:style-name="T7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0.8cm" svg:y="28.95cm">
          <text:p text:style-name="P15"><text:span text:style-name="T7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075cm" svg:y="29.025cm">
          <text:p text:style-name="P15"><text:span text:style-name="T7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23.4cm">
          <text:p text:style-name="P13"><text:span text:style-name="T6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2cm" svg:y="33.45cm">
          <text:p text:style-name="P21"><text:span text:style-name="T8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2cm" svg:y="34.725cm">
          <text:p text:style-name="P21"><text:span text:style-name="T8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2.625cm">
          <text:p text:style-name="P13"><text:span text:style-name="T6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3.9cm">
          <text:p text:style-name="P13"><text:span text:style-name="T6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5.175cm">
          <text:p text:style-name="P13"><text:span text:style-name="T6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2.325cm">
          <text:p text:style-name="P13"><text:span text:style-name="T6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3.6cm">
          <text:p text:style-name="P13"><text:span text:style-name="T6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4.875cm">
          <text:p text:style-name="P13"><text:span text:style-name="T6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2.7cm">
          <text:p text:style-name="P13"><text:span text:style-name="T6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3.975cm">
          <text:p text:style-name="P13"><text:span text:style-name="T6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5.25cm">
          <text:p text:style-name="P13"><text:span text:style-name="T6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2cm" svg:y="36cm">
          <text:p text:style-name="P21"><text:span text:style-name="T8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31.2cm">
          <text:p text:style-name="P13"><text:span text:style-name="T6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8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8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8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8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39cm">
          <text:p text:style-name="P13"><text:span text:style-name="T6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6-03T07:59:53.918810210</dc:date>
    <meta:editing-duration>P2DT8H25M43S</meta:editing-duration>
    <meta:editing-cycles>147</meta:editing-cycles>
    <meta:generator>LibreOffice/7.6.7.2$Linux_X86_64 LibreOffice_project/60$Build-2</meta:generator>
    <meta:print-date>2024-04-12T20:24:17.618321522</meta:print-date>
    <meta:document-statistic meta:object-count="210"/>
  </office:meta>
</office:document-meta>
</file>